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1b90d3"/>
    </style:style>
    <style:style style:name="P2" style:family="paragraph" style:parent-style-name="Text_20_body">
      <style:text-properties officeooo:paragraph-rsid="001b90d3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b90d3"/>
    </style:style>
    <style:style style:name="T1" style:family="text">
      <style:text-properties officeooo:rsid="0006eab9"/>
    </style:style>
    <style:style style:name="T2" style:family="text">
      <style:text-properties style:font-name="Liberation Serif" officeooo:rsid="0006eab9"/>
    </style:style>
    <style:style style:name="T3" style:family="text">
      <style:text-properties style:font-name="Liberation Serif" fo:font-size="12pt" officeooo:rsid="0006eab9" style:font-size-asian="10.5pt" style:font-size-complex="12pt"/>
    </style:style>
    <style:style style:name="T4" style:family="text">
      <style:text-properties style:font-name="Liberation Serif" fo:font-size="12pt" officeooo:rsid="001b90d3" style:font-size-asian="10.5pt" style:font-size-complex="12pt"/>
    </style:style>
    <style:style style:name="T5" style:family="text">
      <style:text-properties style:font-name="Liberation Serif" fo:font-size="12pt" officeooo:rsid="001c699d" style:font-size-asian="10.5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1b90d3"/>
    </style:style>
    <style:style style:name="T8" style:family="text">
      <style:text-properties officeooo:rsid="001c69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lučaj upotrebe: </text:span>Podešavanje <text:span text:style-name="T7">vremena trajanja </text:span>jedn<text:span text:style-name="T8">og poteza</text:span> <text:span text:style-name="T8">u partiji igre.</text:span></text:p>
      <text:p text:style-name="P3"/>
      <text:p text:style-name="P2">Kratak opis: <text:span text:style-name="T7">Pre nego što se započne igra, potrebno je odabrati vreme koliko će trajati jed</text:span><text:span text:style-name="T8">an </text:span><text:span text:style-name="T7">p</text:span><text:span text:style-name="T8">otez.</text:span></text:p>
      <text:p text:style-name="P3"/>
      <text:p text:style-name="P2">Akteri: /</text:p>
      <text:p text:style-name="P3"/>
      <text:p text:style-name="P2">Preduslovi: Aplikacija je pokrenuta.</text:p>
      <text:p text:style-name="P3"/>
      <text:p text:style-name="P2">Osnovni tok:</text:p>
      <text:p text:style-name="P1"><text:bookmark text:name="LC12"/><text:bookmark text:name="code-24"/><text:span text:style-name="Source_20_Text"><text:s text:c="8"/></text:span><text:span text:style-name="Source_20_Text"><text:span text:style-name="T1">1</text:span></text:span><text:span text:style-name="Source_20_Text"><text:span text:style-name="T2">. </text:span></text:span><text:span text:style-name="Source_20_Text"><text:span text:style-name="T3">Igrač ima opciju da sam unese </text:span></text:span><text:span text:style-name="Source_20_Text"><text:span text:style-name="T4">koliko će trajati </text:span></text:span><text:span text:style-name="Source_20_Text"><text:span text:style-name="T5">potez</text:span></text:span><text:span text:style-name="Source_20_Text"><text:span text:style-name="T4"> partij</text:span></text:span><text:span text:style-name="Source_20_Text"><text:span text:style-name="T5">e</text:span></text:span></text:p>
      <text:p text:style-name="P1"><text:span text:style-name="T6">Alternativni tokovi</text:span>: </text:p>
      <text:p text:style-name="P2"><text:tab/>A1. Izlazak iz aplikacije. Ukoliko igrač izađe iz aplikacije njegova podešavanja se gube.</text:p>
      <text:p text:style-name="P3"/>
      <text:p text:style-name="P2">Podtokovi: /</text:p>
      <text:p text:style-name="P3"/>
      <text:p text:style-name="P2">Specijalni zahtevi: /</text:p>
      <text:p text:style-name="P3"/>
      <text:p text:style-name="P2">Dodatne informacije: 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7:43:52.619155542</meta:creation-date>
    <dc:date>2022-11-26T12:48:36.751107642</dc:date>
    <meta:editing-duration>P2DT16H36M1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70" meta:character-count="470" meta:non-whitespace-character-count="401"/>
  </office:meta>
</office:document-meta>
</file>